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66cm" svg:height="3.095cm" svg:x="3.541cm" svg:y="4.329cm">
          <draw:text-box>
            <text:p>x = 1;</text:p>
            <text:p/>
            <text:p/>
            <text:p>r1 = y; </text:p>
          </draw:text-box>
        </draw:frame>
        <draw:frame draw:style-name="gr1" draw:layer="layout" svg:width="2.466cm" svg:height="3.095cm" svg:x="8.286cm" svg:y="4.434cm">
          <draw:text-box>
            <text:p>y = 1;</text:p>
            <text:p/>
            <text:p/>
            <text:p>r2 = x; </text:p>
          </draw:text-box>
        </draw:frame>
        <draw:line draw:style-name="gr2" draw:text-style-name="P1" draw:layer="layout" svg:x1="4.603cm" svg:y1="5.118cm" svg:x2="4.603cm" svg:y2="6.615cm">
          <text:p/>
        </draw:line>
        <draw:line draw:style-name="gr2" draw:text-style-name="P1" draw:layer="layout" svg:x1="9.427cm" svg:y1="5.217cm" svg:x2="9.427cm" svg:y2="6.742cm">
          <text:p/>
        </draw:line>
        <draw:frame draw:style-name="gr1" draw:text-style-name="P2" draw:layer="layout" svg:width="0.891cm" svg:height="0.962cm" svg:x="13.354cm" svg:y="1.637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6.087cm" svg:y="5.383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3.568cm" svg:y="5.364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8.369cm" svg:y="5.364cm">
          <draw:text-box>
            <text:p><text:span text:style-name="T1">sb</text:span></text:p>
          </draw:text-box>
        </draw:frame>
        <draw:frame draw:style-name="gr1" draw:layer="layout" svg:width="4.731cm" svg:height="0.962cm" svg:x="5.534cm" svg:y="9.781cm">
          <draw:text-box>
            <text:p>Patterson Lock</text:p>
          </draw:text-box>
        </draw:frame>
        <draw:frame draw:style-name="gr1" draw:layer="layout" svg:width="2.255cm" svg:height="0.962cm" svg:x="3.444cm" svg:y="2.07cm">
          <draw:text-box>
            <text:p>x = 0; </text:p>
          </draw:text-box>
        </draw:frame>
        <draw:frame draw:style-name="gr1" draw:layer="layout" svg:width="2.255cm" svg:height="0.962cm" svg:x="8.345cm" svg:y="2.07cm">
          <draw:text-box>
            <text:p>y = 0;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3T18:33:45</dc:date>
    <dc:creator>Peizhao Ou</dc:creator>
    <meta:editing-duration>PT17M5S</meta:editing-duration>
    <meta:editing-cycles>11</meta:editing-cycles>
    <meta:generator>LibreOffice/3.5$Linux_X86_64 LibreOffice_project/350m1$Build-2</meta:generator>
    <meta:document-statistic meta:object-count="11"/>
  </office:meta>
</office:document-meta>
</file>